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apture it" svg:font-family="'Capture it'" style:font-pitch="variable"/>
    <style:font-face style:name="LKLUG" svg:font-family="LKLUG" style:font-pitch="variable"/>
    <style:font-face style:name="Roboto Mono Thin" svg:font-family="'Roboto Mono Thin'" style:font-pitch="variable"/>
    <style:font-face style:name="Roboto Mono Thin1" svg:font-family="'Roboto Mono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svg:stroke-opacity="0%" draw:fill-color="#0c2d37" draw:textarea-horizontal-align="justify" draw:textarea-vertical-align="middle" draw:auto-grow-height="false" fo:min-height="20.75cm" fo:min-width="27.5cm"/>
    </style:style>
    <style:style style:name="gr2" style:family="graphic" style:parent-style-name="objectwithoutfill">
      <style:graphic-properties svg:stroke-color="#ffffff" draw:fill="none" draw:fill-color="#0c2d37" draw:textarea-vertical-align="middle"/>
    </style:style>
    <style:style style:name="gr3" style:family="graphic" style:parent-style-name="standard">
      <style:graphic-properties svg:stroke-width="0.035cm" svg:stroke-color="#ffffff" draw:marker-start-width="0.252cm" draw:marker-end-width="0.252cm" draw:fill-color="#0c2d37" draw:opacity="100%" draw:opacity-name="" draw:textarea-horizontal-align="justify" draw:textarea-vertical-align="middle" draw:auto-grow-height="false" fo:min-height="4.6cm" fo:min-width="4.35cm" fo:padding-top="0.142cm" fo:padding-bottom="0.142cm" fo:padding-left="0.267cm" fo:padding-right="0.267cm"/>
    </style:style>
    <style:style style:name="gr4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svg:stroke-opacity="0%" draw:opacity="0%" draw:textarea-horizontal-align="justify" draw:textarea-vertical-align="middle" draw:auto-grow-height="false" fo:min-height="3.306cm" fo:min-width="4.072cm"/>
    </style:style>
    <style:style style:name="gr6" style:family="graphic" style:parent-style-name="standard">
      <style:graphic-properties svg:stroke-opacity="0%" draw:opacity="0%" draw:textarea-horizontal-align="justify" draw:textarea-vertical-align="middle" draw:auto-grow-height="false" fo:min-height="1.528cm" fo:min-width="12.708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20.324cm" fo:min-width="18.042cm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0c2d37" draw:opacity="0%" draw:opacity-name="" draw:textarea-horizontal-align="justify" draw:textarea-vertical-align="middle" draw:auto-grow-height="false" fo:min-height="2.292cm" fo:min-width="2.042cm" fo:padding-top="0.142cm" fo:padding-bottom="0.142cm" fo:padding-left="0.267cm" fo:padding-right="0.267cm"/>
    </style:style>
    <style:style style:name="gr10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fill-color="#0c2d37" draw:textarea-horizontal-align="justify" draw:textarea-vertical-align="middle" draw:auto-grow-height="false" fo:min-height="1.02cm" fo:min-width="10.168cm"/>
    </style:style>
    <style:style style:name="gr12" style:family="graphic" style:parent-style-name="standard">
      <style:graphic-properties draw:stroke="solid" svg:stroke-width="0.035cm" svg:stroke-color="#0c2d37" draw:marker-start-width="0.252cm" draw:marker-end-width="0.252cm" draw:opacity="0%" draw:textarea-horizontal-align="justify" draw:textarea-vertical-align="middle" draw:auto-grow-height="false" fo:min-height="10.13cm" fo:min-width="5.7cm" fo:padding-top="0.142cm" fo:padding-bottom="0.142cm" fo:padding-left="0.267cm" fo:padding-right="0.267cm"/>
    </style:style>
    <style:style style:name="gr13" style:family="graphic" style:parent-style-name="standard">
      <style:graphic-properties svg:stroke-opacity="0%" draw:opacity="0%" draw:textarea-horizontal-align="justify" draw:textarea-vertical-align="middle" draw:auto-grow-height="false" fo:min-height="1.02cm" fo:min-width="8.898cm"/>
    </style:style>
    <style:style style:name="gr14" style:family="graphic" style:parent-style-name="standard">
      <style:graphic-properties draw:fill-color="#0c2d37" draw:textarea-horizontal-align="justify" draw:textarea-vertical-align="middle" draw:auto-grow-height="false" fo:min-height="1.02cm" fo:min-width="8.39cm"/>
    </style:style>
    <style:style style:name="gr15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opacity="0%" draw:opacity="0%" draw:textarea-horizontal-align="justify" draw:textarea-vertical-align="middle" draw:auto-grow-height="false" fo:min-height="1.528cm" fo:min-width="2.04cm"/>
    </style:style>
    <style:style style:name="gr17" style:family="graphic" style:parent-style-name="standard">
      <style:graphic-properties svg:stroke-opacity="0%" draw:opacity="0%" draw:textarea-horizontal-align="justify" draw:textarea-vertical-align="middle" draw:auto-grow-height="false" fo:min-height="2.036cm" fo:min-width="2.04cm"/>
    </style:style>
    <style:style style:name="gr18" style:family="graphic" style:parent-style-name="standard">
      <style:graphic-properties svg:stroke-opacity="0%" draw:opacity="0%" draw:textarea-horizontal-align="justify" draw:textarea-vertical-align="middle" draw:auto-grow-height="false" fo:min-height="1.782cm" fo:min-width="2.224cm"/>
    </style:style>
    <style:style style:name="gr19" style:family="graphic" style:parent-style-name="standard">
      <style:graphic-properties svg:stroke-opacity="0%" draw:opacity="0%" draw:textarea-horizontal-align="justify" draw:textarea-vertical-align="middle" draw:auto-grow-height="false" fo:min-height="1.02cm" fo:min-width="6.402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0c2d37"/>
      <style:paragraph-properties fo:text-align="center"/>
    </style:style>
    <style:style style:name="P2" style:family="paragraph">
      <loext:graphic-properties draw:fill="none" draw:fill-color="#0c2d37"/>
      <style:paragraph-properties fo:text-align="center"/>
    </style:style>
    <style:style style:name="P3" style:family="paragraph">
      <loext:graphic-properties draw:fill-color="#0c2d37" draw:opacity="100%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  <style:text-properties fo:color="#ffffff" style:font-name="Roboto Mono Thin1" fo:font-size="96pt"/>
    </style:style>
    <style:style style:name="P6" style:family="paragraph">
      <loext:graphic-properties draw:opacity="0%"/>
      <style:paragraph-properties fo:text-align="center"/>
      <style:text-properties fo:color="#ffffff" style:font-name="Roboto Mono Thin1" fo:font-size="96pt" style:font-size-asian="20pt" style:font-size-complex="20pt"/>
    </style:style>
    <style:style style:name="P7" style:family="paragraph">
      <style:paragraph-properties fo:text-align="center"/>
      <style:text-properties fo:color="#ffffff"/>
    </style:style>
    <style:style style:name="P8" style:family="paragraph">
      <loext:graphic-properties draw:opacity="0%"/>
      <style:paragraph-properties fo:text-align="center"/>
      <style:text-properties fo:color="#ffffff" style:font-name="Roboto Mono Thin"/>
    </style:style>
    <style:style style:name="P9" style:family="paragraph">
      <loext:graphic-properties draw:fill-color="#ffffff"/>
    </style:style>
    <style:style style:name="P10" style:family="paragraph">
      <loext:graphic-properties draw:fill-color="#ffffff"/>
      <style:paragraph-properties fo:text-align="center"/>
    </style:style>
    <style:style style:name="P11" style:family="paragraph">
      <loext:graphic-properties draw:fill-color="#0c2d37" draw:opacity="0%"/>
      <style:paragraph-properties fo:text-align="center"/>
    </style:style>
    <style:style style:name="P12" style:family="paragraph">
      <style:paragraph-properties fo:text-align="center"/>
    </style:style>
    <style:style style:name="P13" style:family="paragraph">
      <loext:graphic-properties draw:fill-color="#0c2d37"/>
      <style:paragraph-properties fo:text-align="center"/>
      <style:text-properties fo:color="#ffffff" style:font-name="Roboto Mono Thin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style:paragraph-properties fo:text-align="start"/>
      <style:text-properties style:font-name="Roboto Mono Thin"/>
    </style:style>
    <style:style style:name="P16" style:family="paragraph">
      <loext:graphic-properties draw:opacity="0%"/>
      <style:paragraph-properties fo:text-align="start"/>
      <style:text-properties style:font-name="Roboto Mono Thin"/>
    </style:style>
    <style:style style:name="P17" style:family="paragraph">
      <style:paragraph-properties fo:text-align="center"/>
      <style:text-properties fo:color="#000000"/>
    </style:style>
    <style:style style:name="P18" style:family="paragraph">
      <loext:graphic-properties draw:opacity="0%"/>
      <style:paragraph-properties fo:text-align="center"/>
      <style:text-properties fo:color="#000000" style:font-name="Roboto Mono Thin"/>
    </style:style>
    <style:style style:name="T1" style:family="text">
      <style:text-properties fo:font-size="105.599998474121pt" style:font-size-asian="20pt" style:font-size-complex="20pt"/>
    </style:style>
    <style:style style:name="T2" style:family="text">
      <style:text-properties style:font-name="Roboto Mono Thin"/>
    </style:style>
    <style:style style:name="T3" style:family="text">
      <style:text-properties fo:color="#ffffff" style:font-name="Roboto Mono Thin"/>
    </style:style>
    <style:style style:name="T4" style:family="text">
      <style:text-properties style:font-name="Roboto Mono Thin" fo:font-size="54pt" style:font-size-asian="54pt" style:font-size-complex="5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2cm" svg:y1="11.684cm" svg:x2="20.728cm" svg:y2="11.684cm">
          <text:p/>
        </draw:line>
        <draw:custom-shape draw:style-name="gr3" draw:text-style-name="P3" draw:layer="layout" svg:width="6.858cm" svg:height="6.858cm" svg:x="10.822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10.356cm" svg:y1="10.831cm" svg:x2="17.665cm" svg:y2="4.104cm">
          <text:p/>
        </draw:line>
        <draw:custom-shape draw:style-name="gr5" draw:text-style-name="P6" draw:layer="layout" svg:width="4.572cm" svg:height="3.556cm" svg:x="10.568cm" svg:y="4.572cm">
          <text:p text:style-name="P5"><text:span text:style-name="T1">C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" draw:text-style-name="P6" draw:layer="layout" svg:width="4.572cm" svg:height="3.556cm" svg:x="13.368cm" svg:y="6.772cm">
          <text:p text:style-name="P5"><text:span text:style-name="T1">M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6" draw:text-style-name="P8" draw:layer="layout" svg:width="13.208cm" svg:height="1.778cm" svg:x="7.52cm" svg:y="11.938cm">
          <text:p text:style-name="P7"><text:span text:style-name="T2">Sign U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1" draw:text-style-name="P1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draw:layer="layout" svg:width="18.542cm" svg:height="20.574cm" svg:x="4.826cm" svg:y="0.25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3.642cm" svg:height="3.642cm" svg:x="6.928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4" draw:layer="layout" svg:x1="6.68cm" svg:y1="4.102cm" svg:x2="10.562cm" svg:y2="0.529cm">
          <text:p/>
        </draw:line>
        <draw:custom-shape draw:style-name="gr11" draw:text-style-name="P13" draw:layer="layout" svg:width="10.668cm" svg:height="1.27cm" svg:x="11.43cm" svg:y="1.778cm">
          <text:p text:style-name="P12"><text:span text:style-name="T3">About | Sign In | Log 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4" draw:layer="layout" svg:width="6.234cm" svg:height="10.414cm" svg:x="16.626cm" svg:y="6.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6" draw:layer="layout" svg:width="9.398cm" svg:height="1.27cm" svg:x="6.858cm" svg:y="4.926cm">
          <text:p text:style-name="P15">Your Time-table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8.89cm" svg:height="1.27cm" svg:x="7.112cm" svg:y="6.678cm">
          <text:p text:style-name="P12"><text:span text:style-name="T3">Math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8.89cm" svg:height="1.27cm" svg:x="7.112cm" svg:y="7.978cm">
          <text:p text:style-name="P12"><text:span text:style-name="T3">Computer Scie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8.89cm" svg:height="1.27cm" svg:x="7.112cm" svg:y="9.678cm">
          <text:p text:style-name="P12"><text:span text:style-name="T3">Phys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3" draw:layer="layout" svg:width="8.89cm" svg:height="1.27cm" svg:x="7.112cm" svg:y="11.378cm">
          <text:p text:style-name="P12"><text:span text:style-name="T3">Electron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6.858cm" svg:y1="6.604cm" svg:x2="6.858cm" svg:y2="12.7cm">
          <text:p/>
        </draw:line>
        <draw:line draw:style-name="gr15" draw:text-style-name="P4" draw:layer="layout" svg:x1="6.632cm" svg:y1="6.623cm" svg:x2="6.855cm" svg:y2="6.623cm">
          <text:p/>
        </draw:line>
        <draw:line draw:style-name="gr15" draw:text-style-name="P4" draw:layer="layout" svg:x1="6.737cm" svg:y1="6.723cm" svg:x2="6.856cm" svg:y2="6.723cm">
          <text:p/>
        </draw:line>
        <draw:line draw:style-name="gr15" draw:text-style-name="P4" draw:layer="layout" svg:x1="6.738cm" svg:y1="6.823cm" svg:x2="6.857cm" svg:y2="6.823cm">
          <text:p/>
        </draw:line>
        <draw:line draw:style-name="gr15" draw:text-style-name="P4" draw:layer="layout" svg:x1="6.739cm" svg:y1="6.923cm" svg:x2="6.858cm" svg:y2="6.923cm">
          <text:p/>
        </draw:line>
        <draw:line draw:style-name="gr15" draw:text-style-name="P4" draw:layer="layout" svg:x1="6.74cm" svg:y1="7.023cm" svg:x2="6.859cm" svg:y2="7.023cm">
          <text:p/>
        </draw:line>
        <draw:line draw:style-name="gr15" draw:text-style-name="P4" draw:layer="layout" svg:x1="6.691cm" svg:y1="7.123cm" svg:x2="6.855cm" svg:y2="7.123cm">
          <text:p/>
        </draw:line>
        <draw:line draw:style-name="gr15" draw:text-style-name="P4" draw:layer="layout" svg:x1="6.737cm" svg:y1="7.223cm" svg:x2="6.856cm" svg:y2="7.223cm">
          <text:p/>
        </draw:line>
        <draw:line draw:style-name="gr15" draw:text-style-name="P4" draw:layer="layout" svg:x1="6.738cm" svg:y1="7.323cm" svg:x2="6.857cm" svg:y2="7.323cm">
          <text:p/>
        </draw:line>
        <draw:line draw:style-name="gr15" draw:text-style-name="P4" draw:layer="layout" svg:x1="6.739cm" svg:y1="7.423cm" svg:x2="6.858cm" svg:y2="7.423cm">
          <text:p/>
        </draw:line>
        <draw:line draw:style-name="gr15" draw:text-style-name="P4" draw:layer="layout" svg:x1="6.74cm" svg:y1="7.523cm" svg:x2="6.859cm" svg:y2="7.523cm">
          <text:p/>
        </draw:line>
        <draw:line draw:style-name="gr15" draw:text-style-name="P4" draw:layer="layout" svg:x1="6.633cm" svg:y1="7.523cm" svg:x2="6.856cm" svg:y2="7.523cm">
          <text:p/>
        </draw:line>
        <draw:line draw:style-name="gr15" draw:text-style-name="P4" draw:layer="layout" svg:x1="6.738cm" svg:y1="7.623cm" svg:x2="6.857cm" svg:y2="7.623cm">
          <text:p/>
        </draw:line>
        <draw:line draw:style-name="gr15" draw:text-style-name="P4" draw:layer="layout" svg:x1="6.739cm" svg:y1="7.723cm" svg:x2="6.858cm" svg:y2="7.723cm">
          <text:p/>
        </draw:line>
        <draw:line draw:style-name="gr15" draw:text-style-name="P4" draw:layer="layout" svg:x1="6.74cm" svg:y1="7.823cm" svg:x2="6.859cm" svg:y2="7.823cm">
          <text:p/>
        </draw:line>
        <draw:line draw:style-name="gr15" draw:text-style-name="P4" draw:layer="layout" svg:x1="6.741cm" svg:y1="7.923cm" svg:x2="6.86cm" svg:y2="7.923cm">
          <text:p/>
        </draw:line>
        <draw:line draw:style-name="gr15" draw:text-style-name="P4" draw:layer="layout" svg:x1="6.692cm" svg:y1="8.023cm" svg:x2="6.856cm" svg:y2="8.023cm">
          <text:p/>
        </draw:line>
        <draw:line draw:style-name="gr15" draw:text-style-name="P4" draw:layer="layout" svg:x1="6.738cm" svg:y1="8.123cm" svg:x2="6.857cm" svg:y2="8.123cm">
          <text:p/>
        </draw:line>
        <draw:line draw:style-name="gr15" draw:text-style-name="P4" draw:layer="layout" svg:x1="6.739cm" svg:y1="8.223cm" svg:x2="6.858cm" svg:y2="8.223cm">
          <text:p/>
        </draw:line>
        <draw:line draw:style-name="gr15" draw:text-style-name="P4" draw:layer="layout" svg:x1="6.74cm" svg:y1="8.323cm" svg:x2="6.859cm" svg:y2="8.323cm">
          <text:p/>
        </draw:line>
        <draw:line draw:style-name="gr15" draw:text-style-name="P4" draw:layer="layout" svg:x1="6.741cm" svg:y1="8.423cm" svg:x2="6.86cm" svg:y2="8.423cm">
          <text:p/>
        </draw:line>
        <draw:line draw:style-name="gr15" draw:text-style-name="P4" draw:layer="layout" svg:x1="6.634cm" svg:y1="8.523cm" svg:x2="6.857cm" svg:y2="8.523cm">
          <text:p/>
        </draw:line>
        <draw:line draw:style-name="gr15" draw:text-style-name="P4" draw:layer="layout" svg:x1="6.739cm" svg:y1="8.623cm" svg:x2="6.858cm" svg:y2="8.623cm">
          <text:p/>
        </draw:line>
        <draw:line draw:style-name="gr15" draw:text-style-name="P4" draw:layer="layout" svg:x1="6.74cm" svg:y1="8.723cm" svg:x2="6.859cm" svg:y2="8.723cm">
          <text:p/>
        </draw:line>
        <draw:line draw:style-name="gr15" draw:text-style-name="P4" draw:layer="layout" svg:x1="6.741cm" svg:y1="8.823cm" svg:x2="6.86cm" svg:y2="8.823cm">
          <text:p/>
        </draw:line>
        <draw:line draw:style-name="gr15" draw:text-style-name="P4" draw:layer="layout" svg:x1="6.742cm" svg:y1="8.923cm" svg:x2="6.861cm" svg:y2="8.923cm">
          <text:p/>
        </draw:line>
        <draw:line draw:style-name="gr15" draw:text-style-name="P4" draw:layer="layout" svg:x1="6.693cm" svg:y1="9.023cm" svg:x2="6.857cm" svg:y2="9.023cm">
          <text:p/>
        </draw:line>
        <draw:line draw:style-name="gr15" draw:text-style-name="P4" draw:layer="layout" svg:x1="6.739cm" svg:y1="9.123cm" svg:x2="6.858cm" svg:y2="9.123cm">
          <text:p/>
        </draw:line>
        <draw:line draw:style-name="gr15" draw:text-style-name="P4" draw:layer="layout" svg:x1="6.74cm" svg:y1="9.223cm" svg:x2="6.859cm" svg:y2="9.223cm">
          <text:p/>
        </draw:line>
        <draw:line draw:style-name="gr15" draw:text-style-name="P4" draw:layer="layout" svg:x1="6.741cm" svg:y1="9.323cm" svg:x2="6.86cm" svg:y2="9.323cm">
          <text:p/>
        </draw:line>
        <draw:line draw:style-name="gr15" draw:text-style-name="P4" draw:layer="layout" svg:x1="6.742cm" svg:y1="9.423cm" svg:x2="6.861cm" svg:y2="9.423cm">
          <text:p/>
        </draw:line>
        <draw:line draw:style-name="gr15" draw:text-style-name="P4" draw:layer="layout" svg:x1="6.635cm" svg:y1="9.523cm" svg:x2="6.858cm" svg:y2="9.523cm">
          <text:p/>
        </draw:line>
        <draw:line draw:style-name="gr15" draw:text-style-name="P4" draw:layer="layout" svg:x1="6.74cm" svg:y1="9.623cm" svg:x2="6.859cm" svg:y2="9.623cm">
          <text:p/>
        </draw:line>
        <draw:line draw:style-name="gr15" draw:text-style-name="P4" draw:layer="layout" svg:x1="6.741cm" svg:y1="9.723cm" svg:x2="6.86cm" svg:y2="9.723cm">
          <text:p/>
        </draw:line>
        <draw:line draw:style-name="gr15" draw:text-style-name="P4" draw:layer="layout" svg:x1="6.742cm" svg:y1="9.823cm" svg:x2="6.861cm" svg:y2="9.823cm">
          <text:p/>
        </draw:line>
        <draw:line draw:style-name="gr15" draw:text-style-name="P4" draw:layer="layout" svg:x1="6.743cm" svg:y1="9.923cm" svg:x2="6.862cm" svg:y2="9.923cm">
          <text:p/>
        </draw:line>
        <draw:line draw:style-name="gr15" draw:text-style-name="P4" draw:layer="layout" svg:x1="6.694cm" svg:y1="10.023cm" svg:x2="6.858cm" svg:y2="10.023cm">
          <text:p/>
        </draw:line>
        <draw:line draw:style-name="gr15" draw:text-style-name="P4" draw:layer="layout" svg:x1="6.74cm" svg:y1="10.123cm" svg:x2="6.859cm" svg:y2="10.123cm">
          <text:p/>
        </draw:line>
        <draw:line draw:style-name="gr15" draw:text-style-name="P4" draw:layer="layout" svg:x1="6.741cm" svg:y1="10.223cm" svg:x2="6.86cm" svg:y2="10.223cm">
          <text:p/>
        </draw:line>
        <draw:line draw:style-name="gr15" draw:text-style-name="P4" draw:layer="layout" svg:x1="6.742cm" svg:y1="10.323cm" svg:x2="6.861cm" svg:y2="10.323cm">
          <text:p/>
        </draw:line>
        <draw:line draw:style-name="gr15" draw:text-style-name="P4" draw:layer="layout" svg:x1="6.743cm" svg:y1="10.423cm" svg:x2="6.862cm" svg:y2="10.423cm">
          <text:p/>
        </draw:line>
        <draw:line draw:style-name="gr15" draw:text-style-name="P4" draw:layer="layout" svg:x1="6.636cm" svg:y1="10.523cm" svg:x2="6.859cm" svg:y2="10.523cm">
          <text:p/>
        </draw:line>
        <draw:line draw:style-name="gr15" draw:text-style-name="P4" draw:layer="layout" svg:x1="6.741cm" svg:y1="10.623cm" svg:x2="6.86cm" svg:y2="10.623cm">
          <text:p/>
        </draw:line>
        <draw:line draw:style-name="gr15" draw:text-style-name="P4" draw:layer="layout" svg:x1="6.742cm" svg:y1="10.723cm" svg:x2="6.861cm" svg:y2="10.723cm">
          <text:p/>
        </draw:line>
        <draw:line draw:style-name="gr15" draw:text-style-name="P4" draw:layer="layout" svg:x1="6.743cm" svg:y1="10.823cm" svg:x2="6.862cm" svg:y2="10.823cm">
          <text:p/>
        </draw:line>
        <draw:line draw:style-name="gr15" draw:text-style-name="P4" draw:layer="layout" svg:x1="6.744cm" svg:y1="10.923cm" svg:x2="6.863cm" svg:y2="10.923cm">
          <text:p/>
        </draw:line>
        <draw:line draw:style-name="gr15" draw:text-style-name="P4" draw:layer="layout" svg:x1="6.695cm" svg:y1="11.023cm" svg:x2="6.859cm" svg:y2="11.023cm">
          <text:p/>
        </draw:line>
        <draw:line draw:style-name="gr15" draw:text-style-name="P4" draw:layer="layout" svg:x1="6.741cm" svg:y1="11.123cm" svg:x2="6.86cm" svg:y2="11.123cm">
          <text:p/>
        </draw:line>
        <draw:line draw:style-name="gr15" draw:text-style-name="P4" draw:layer="layout" svg:x1="6.742cm" svg:y1="11.223cm" svg:x2="6.861cm" svg:y2="11.223cm">
          <text:p/>
        </draw:line>
        <draw:line draw:style-name="gr15" draw:text-style-name="P4" draw:layer="layout" svg:x1="6.743cm" svg:y1="11.323cm" svg:x2="6.862cm" svg:y2="11.323cm">
          <text:p/>
        </draw:line>
        <draw:line draw:style-name="gr15" draw:text-style-name="P4" draw:layer="layout" svg:x1="6.744cm" svg:y1="11.423cm" svg:x2="6.863cm" svg:y2="11.423cm">
          <text:p/>
        </draw:line>
        <draw:line draw:style-name="gr15" draw:text-style-name="P4" draw:layer="layout" svg:x1="6.633cm" svg:y1="11.523cm" svg:x2="6.856cm" svg:y2="11.523cm">
          <text:p/>
        </draw:line>
        <draw:line draw:style-name="gr15" draw:text-style-name="P4" draw:layer="layout" svg:x1="6.738cm" svg:y1="11.623cm" svg:x2="6.857cm" svg:y2="11.623cm">
          <text:p/>
        </draw:line>
        <draw:line draw:style-name="gr15" draw:text-style-name="P4" draw:layer="layout" svg:x1="6.739cm" svg:y1="11.723cm" svg:x2="6.858cm" svg:y2="11.723cm">
          <text:p/>
        </draw:line>
        <draw:line draw:style-name="gr15" draw:text-style-name="P4" draw:layer="layout" svg:x1="6.74cm" svg:y1="11.823cm" svg:x2="6.859cm" svg:y2="11.823cm">
          <text:p/>
        </draw:line>
        <draw:line draw:style-name="gr15" draw:text-style-name="P4" draw:layer="layout" svg:x1="6.741cm" svg:y1="11.923cm" svg:x2="6.86cm" svg:y2="11.923cm">
          <text:p/>
        </draw:line>
        <draw:line draw:style-name="gr15" draw:text-style-name="P4" draw:layer="layout" svg:x1="6.692cm" svg:y1="12.023cm" svg:x2="6.856cm" svg:y2="12.023cm">
          <text:p/>
        </draw:line>
        <draw:line draw:style-name="gr15" draw:text-style-name="P4" draw:layer="layout" svg:x1="6.738cm" svg:y1="12.123cm" svg:x2="6.857cm" svg:y2="12.123cm">
          <text:p/>
        </draw:line>
        <draw:line draw:style-name="gr15" draw:text-style-name="P4" draw:layer="layout" svg:x1="6.739cm" svg:y1="12.223cm" svg:x2="6.858cm" svg:y2="12.223cm">
          <text:p/>
        </draw:line>
        <draw:line draw:style-name="gr15" draw:text-style-name="P4" draw:layer="layout" svg:x1="6.74cm" svg:y1="12.323cm" svg:x2="6.859cm" svg:y2="12.323cm">
          <text:p/>
        </draw:line>
        <draw:line draw:style-name="gr15" draw:text-style-name="P4" draw:layer="layout" svg:x1="6.741cm" svg:y1="12.423cm" svg:x2="6.86cm" svg:y2="12.423cm">
          <text:p/>
        </draw:line>
        <draw:line draw:style-name="gr15" draw:text-style-name="P4" draw:layer="layout" svg:x1="6.634cm" svg:y1="12.423cm" svg:x2="6.857cm" svg:y2="12.423cm">
          <text:p/>
        </draw:line>
        <draw:line draw:style-name="gr15" draw:text-style-name="P4" draw:layer="layout" svg:x1="6.739cm" svg:y1="12.523cm" svg:x2="6.858cm" svg:y2="12.523cm">
          <text:p/>
        </draw:line>
        <draw:line draw:style-name="gr15" draw:text-style-name="P4" draw:layer="layout" svg:x1="6.74cm" svg:y1="12.623cm" svg:x2="6.859cm" svg:y2="12.623cm">
          <text:p/>
        </draw:line>
        <draw:custom-shape draw:style-name="gr16" draw:text-style-name="P14" draw:layer="layout" svg:width="2.54cm" svg:height="1.778cm" svg:x="6.858cm" svg:y="0.762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4" draw:layer="layout" svg:width="2.54cm" svg:height="2.286cm" svg:x="6.858cm" svg:y="0.50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.724cm" svg:height="2.032cm" svg:x="6.728cm" svg:y="0.662cm">
          <text:p text:style-name="P17"><text:span text:style-name="T4">C</text:span></text:p>
          <draw:enhanced-geometry svg:viewBox="0 0 21600 21600" draw:type="rectangle" draw:enhanced-path="M 0 0 L 21600 0 21600 21600 0 21600 0 0 Z N"/>
        </draw:custom-shape>
        <draw:custom-shape draw:style-name="gr18" draw:text-style-name="P18" draw:layer="layout" svg:width="2.724cm" svg:height="2.032cm" svg:x="7.982cm" svg:y="2.007cm">
          <text:p text:style-name="P17"><text:span text:style-name="T4">M</text:span></text:p>
          <draw:enhanced-geometry svg:viewBox="0 0 21600 21600" draw:type="rectangle" draw:enhanced-path="M 0 0 L 21600 0 21600 21600 0 21600 0 0 Z N"/>
        </draw:custom-shape>
        <draw:custom-shape draw:style-name="gr19" draw:text-style-name="P16" draw:layer="layout" svg:width="6.902cm" svg:height="1.27cm" svg:x="16.458cm" svg:y="5.526cm">
          <text:p text:style-name="P15">Squad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apture it" svg:font-family="'Capture it'" style:font-pitch="variable"/>
    <style:font-face style:name="LKLUG" svg:font-family="LKLUG" style:font-pitch="variable"/>
    <style:font-face style:name="Roboto Mono Thin" svg:font-family="'Roboto Mono Thin'" style:font-pitch="variable"/>
    <style:font-face style:name="Roboto Mono Thin1" svg:font-family="'Roboto Mono Thin'" style:font-adornments="Thi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" svg:font-family="'DejaVu Sans Light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8:44:56.739406340</meta:creation-date>
    <dc:date>2017-02-20T19:54:06.406132481</dc:date>
    <meta:editing-duration>PT6M35S</meta:editing-duration>
    <meta:editing-cycles>1</meta:editing-cycles>
    <meta:document-statistic meta:object-count="114"/>
    <meta:generator>LibreOffice/5.1.4.2$Linux_X86_64 LibreOffice_project/10m0$Build-2</meta:generator>
  </office:meta>
</office:document-meta>
</file>